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FPS_RecombinacaoCrossoverUmPontoInteira_com PR 0.75_MutacaoIncrementosLentos_com PM 0.06_populacao 5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3103.03581209932" calcext:value-type="float">
            <text:p>3103.03581209932</text:p>
          </table:table-cell>
          <table:table-cell/>
          <table:table-cell office:value-type="float" office:value="4.85919478200908" calcext:value-type="float">
            <text:p>4.85919478200908</text:p>
          </table:table-cell>
          <table:table-cell office:value-type="float" office:value="4088.12332559867" calcext:value-type="float">
            <text:p>4088.12332559867</text:p>
          </table:table-cell>
          <table:table-cell office:value-type="float" office:value="42439.940572" calcext:value-type="float">
            <text:p>42439.940572</text:p>
          </table:table-cell>
          <table:table-cell table:formula="of:=COM.MICROSOFT.STDEV.P([.A2:.A5001])" office:value-type="float" office:value="228.244676542198" calcext:value-type="float">
            <text:p>228.244676542198</text:p>
          </table:table-cell>
        </table:table-row>
        <table:table-row table:style-name="ro1">
          <table:table-cell office:value-type="float" office:value="2332.75507525896" calcext:value-type="float">
            <text:p>2332.75507525896</text:p>
          </table:table-cell>
          <table:table-cell table:number-columns-repeated="5"/>
        </table:table-row>
        <table:table-row table:style-name="ro1">
          <table:table-cell office:value-type="float" office:value="2332.75507525896" calcext:value-type="float">
            <text:p>2332.75507525896</text:p>
          </table:table-cell>
          <table:table-cell table:number-columns-repeated="5"/>
        </table:table-row>
        <table:table-row table:style-name="ro1">
          <table:table-cell office:value-type="float" office:value="2332.75507525896" calcext:value-type="float">
            <text:p>2332.75507525896</text:p>
          </table:table-cell>
          <table:table-cell table:number-columns-repeated="5"/>
        </table:table-row>
        <table:table-row table:style-name="ro1">
          <table:table-cell office:value-type="float" office:value="2332.75507525896" calcext:value-type="float">
            <text:p>2332.7550752589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439.15150352616" calcext:value-type="float">
            <text:p>1439.15150352616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1192.92328166761" calcext:value-type="float">
            <text:p>1192.92328166761</text:p>
          </table:table-cell>
          <table:table-cell table:number-columns-repeated="5"/>
        </table:table-row>
        <table:table-row table:style-name="ro1">
          <table:table-cell office:value-type="float" office:value="983.714846406969" calcext:value-type="float">
            <text:p>983.714846406969</text:p>
          </table:table-cell>
          <table:table-cell table:number-columns-repeated="5"/>
        </table:table-row>
        <table:table-row table:style-name="ro1">
          <table:table-cell office:value-type="float" office:value="983.714846406969" calcext:value-type="float">
            <text:p>983.714846406969</text:p>
          </table:table-cell>
          <table:table-cell table:number-columns-repeated="5"/>
        </table:table-row>
        <table:table-row table:style-name="ro1">
          <table:table-cell office:value-type="float" office:value="983.714846406969" calcext:value-type="float">
            <text:p>983.714846406969</text:p>
          </table:table-cell>
          <table:table-cell table:number-columns-repeated="5"/>
        </table:table-row>
        <table:table-row table:style-name="ro1">
          <table:table-cell office:value-type="float" office:value="983.714846406969" calcext:value-type="float">
            <text:p>983.714846406969</text:p>
          </table:table-cell>
          <table:table-cell table:number-columns-repeated="5"/>
        </table:table-row>
        <table:table-row table:style-name="ro1">
          <table:table-cell office:value-type="float" office:value="983.714846406969" calcext:value-type="float">
            <text:p>983.714846406969</text:p>
          </table:table-cell>
          <table:table-cell table:number-columns-repeated="5"/>
        </table:table-row>
        <table:table-row table:style-name="ro1">
          <table:table-cell office:value-type="float" office:value="983.714846406969" calcext:value-type="float">
            <text:p>983.714846406969</text:p>
          </table:table-cell>
          <table:table-cell table:number-columns-repeated="5"/>
        </table:table-row>
        <table:table-row table:style-name="ro1">
          <table:table-cell office:value-type="float" office:value="983.714846406969" calcext:value-type="float">
            <text:p>983.714846406969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75.206004631816" calcext:value-type="float">
            <text:p>975.206004631816</text:p>
          </table:table-cell>
          <table:table-cell table:number-columns-repeated="5"/>
        </table:table-row>
        <table:table-row table:style-name="ro1">
          <table:table-cell office:value-type="float" office:value="936.014868991433" calcext:value-type="float">
            <text:p>936.014868991433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728.56413026936" calcext:value-type="float">
            <text:p>728.56413026936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669.615132940185" calcext:value-type="float">
            <text:p>669.615132940185</text:p>
          </table:table-cell>
          <table:table-cell table:number-columns-repeated="5"/>
        </table:table-row>
        <table:table-row table:style-name="ro1">
          <table:table-cell office:value-type="float" office:value="549.920934517377" calcext:value-type="float">
            <text:p>549.920934517377</text:p>
          </table:table-cell>
          <table:table-cell table:number-columns-repeated="5"/>
        </table:table-row>
        <table:table-row table:style-name="ro1">
          <table:table-cell office:value-type="float" office:value="549.920934517377" calcext:value-type="float">
            <text:p>549.920934517377</text:p>
          </table:table-cell>
          <table:table-cell table:number-columns-repeated="5"/>
        </table:table-row>
        <table:table-row table:style-name="ro1">
          <table:table-cell office:value-type="float" office:value="549.920934517377" calcext:value-type="float">
            <text:p>549.920934517377</text:p>
          </table:table-cell>
          <table:table-cell table:number-columns-repeated="5"/>
        </table:table-row>
        <table:table-row table:style-name="ro1">
          <table:table-cell office:value-type="float" office:value="549.920934517377" calcext:value-type="float">
            <text:p>549.920934517377</text:p>
          </table:table-cell>
          <table:table-cell table:number-columns-repeated="5"/>
        </table:table-row>
        <table:table-row table:style-name="ro1">
          <table:table-cell office:value-type="float" office:value="549.920934517377" calcext:value-type="float">
            <text:p>549.920934517377</text:p>
          </table:table-cell>
          <table:table-cell table:number-columns-repeated="5"/>
        </table:table-row>
        <table:table-row table:style-name="ro1">
          <table:table-cell office:value-type="float" office:value="549.920934517377" calcext:value-type="float">
            <text:p>549.920934517377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448.597241400052" calcext:value-type="float">
            <text:p>448.597241400052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54.352539559153" calcext:value-type="float">
            <text:p>254.352539559153</text:p>
          </table:table-cell>
          <table:table-cell table:number-columns-repeated="5"/>
        </table:table-row>
        <table:table-row table:style-name="ro1">
          <table:table-cell office:value-type="float" office:value="232.69952591038" calcext:value-type="float">
            <text:p>232.69952591038</text:p>
          </table:table-cell>
          <table:table-cell table:number-columns-repeated="5"/>
        </table:table-row>
        <table:table-row table:style-name="ro1">
          <table:table-cell office:value-type="float" office:value="232.69952591038" calcext:value-type="float">
            <text:p>232.69952591038</text:p>
          </table:table-cell>
          <table:table-cell table:number-columns-repeated="5"/>
        </table:table-row>
        <table:table-row table:style-name="ro1">
          <table:table-cell office:value-type="float" office:value="232.69952591038" calcext:value-type="float">
            <text:p>232.69952591038</text:p>
          </table:table-cell>
          <table:table-cell table:number-columns-repeated="5"/>
        </table:table-row>
        <table:table-row table:style-name="ro1">
          <table:table-cell office:value-type="float" office:value="232.69952591038" calcext:value-type="float">
            <text:p>232.69952591038</text:p>
          </table:table-cell>
          <table:table-cell table:number-columns-repeated="5"/>
        </table:table-row>
        <table:table-row table:style-name="ro1">
          <table:table-cell office:value-type="float" office:value="232.69952591038" calcext:value-type="float">
            <text:p>232.69952591038</text:p>
          </table:table-cell>
          <table:table-cell table:number-columns-repeated="5"/>
        </table:table-row>
        <table:table-row table:style-name="ro1">
          <table:table-cell office:value-type="float" office:value="232.69952591038" calcext:value-type="float">
            <text:p>232.6995259103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212.922629652968" calcext:value-type="float">
            <text:p>212.922629652968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178.987858806995" calcext:value-type="float">
            <text:p>178.987858806995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4.9170242979444" calcext:value-type="float">
            <text:p>54.9170242979444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53.0757287007295" calcext:value-type="float">
            <text:p>53.0757287007295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2.7595918017714" calcext:value-type="float">
            <text:p>42.7595918017714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41.5813615095645" calcext:value-type="float">
            <text:p>41.5813615095645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6.2050398264613" calcext:value-type="float">
            <text:p>16.2050398264613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11.1435076401728" calcext:value-type="float">
            <text:p>11.1435076401728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  <table:table-row table:style-name="ro1">
          <table:table-cell office:value-type="float" office:value="7.96582055510441" calcext:value-type="float">
            <text:p>7.9658205551044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7:27:22.334264772</dc:date>
    <meta:editing-duration>PT4M11S</meta:editing-duration>
    <meta:editing-cycles>1</meta:editing-cycles>
    <meta:document-statistic meta:table-count="1" meta:cell-count="5009" meta:object-count="0"/>
    <meta:generator>LibreOffice/5.3.4.2$Linux_X86_64 LibreOffice_project/30m0$Build-2</meta:generator>
  </office:meta>
</office:document-meta>
</file>